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.937in" svg:height="3.5346in" svg:x="0.0547in" svg:y="4.1618in">
            <draw:object draw:notify-on-update-of-ranges="Sheet1.A11:Sheet1.A23 Sheet1.B11:Sheet1.B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table:style-name="ce1" office:value-type="string" calcext:value-type="string">
            <text:p>Sonic Speed in Air over Temperature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Slope:</text:p>
          </table:table-cell>
          <table:table-cell table:style-name="ce2" office:value-type="float" office:value="0.6" calcext:value-type="float">
            <text:p>0.6</text:p>
          </table:table-cell>
          <table:table-cell table:style-name="ce2"/>
          <table:table-cell table:style-name="ce2" office:value-type="string" calcext:value-type="string">
            <text:p>Formula: speed = 331.5 + temp * slope (m/s)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 calcext:value-type="string">
            <text:p>temp in °C</text:p>
          </table:table-cell>
          <table:table-cell table:style-name="ce2" office:value-type="string" calcext:value-type="string">
            <text:p>Real m/s</text:p>
          </table:table-cell>
          <table:table-cell table:style-name="ce2" office:value-type="string" calcext:value-type="string">
            <text:p>Calc m/s</text:p>
          </table:table-cell>
          <table:table-cell table:style-name="ce2"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2.17" calcext:value-type="float">
            <text:p>352.17</text:p>
          </table:table-cell>
          <table:table-cell table:formula="of:=[.$B$18]+[.A11]*[.$B$9]" office:value-type="float" office:value="352.5" calcext:value-type="float">
            <text:p>352.5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9.29" calcext:value-type="float">
            <text:p>349.29</text:p>
          </table:table-cell>
          <table:table-cell table:formula="of:=[.$B$18]+[.A12]*[.$B$9]" office:value-type="float" office:value="349.5" calcext:value-type="float">
            <text:p>349.5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6.39" calcext:value-type="float">
            <text:p>346.39</text:p>
          </table:table-cell>
          <table:table-cell table:formula="of:=[.$B$18]+[.A13]*[.$B$9]" office:value-type="float" office:value="346.5" calcext:value-type="float">
            <text:p>346.5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3.46" calcext:value-type="float">
            <text:p>343.46</text:p>
          </table:table-cell>
          <table:table-cell table:formula="of:=[.$B$18]+[.A14]*[.$B$9]" office:value-type="float" office:value="343.5" calcext:value-type="float">
            <text:p>343.5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0.51" calcext:value-type="float">
            <text:p>340.51</text:p>
          </table:table-cell>
          <table:table-cell table:formula="of:=[.$B$18]+[.A15]*[.$B$9]" office:value-type="float" office:value="340.5" calcext:value-type="float">
            <text:p>340.5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7.54" calcext:value-type="float">
            <text:p>337.54</text:p>
          </table:table-cell>
          <table:table-cell table:formula="of:=[.$B$18]+[.A16]*[.$B$9]" office:value-type="float" office:value="337.5" calcext:value-type="float">
            <text:p>337.5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4.53" calcext:value-type="float">
            <text:p>334.53</text:p>
          </table:table-cell>
          <table:table-cell table:formula="of:=[.$B$18]+[.A17]*[.$B$9]" office:value-type="float" office:value="334.5" calcext:value-type="float">
            <text:p>334.5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1.5" calcext:value-type="float">
            <text:p>331.5</text:p>
          </table:table-cell>
          <table:table-cell table:formula="of:=[.$B$18]+[.A18]*[.$B$9]" office:value-type="float" office:value="331.5" calcext:value-type="float">
            <text:p>331.5</text:p>
          </table:table-cell>
          <table:table-cell table:number-columns-repeated="1021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328.44" calcext:value-type="float">
            <text:p>328.44</text:p>
          </table:table-cell>
          <table:table-cell table:formula="of:=[.$B$18]+[.A19]*[.$B$9]" office:value-type="float" office:value="328.5" calcext:value-type="float">
            <text:p>328.5</text:p>
          </table:table-cell>
          <table:table-cell table:number-columns-repeated="1021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25.35" calcext:value-type="float">
            <text:p>325.35</text:p>
          </table:table-cell>
          <table:table-cell table:formula="of:=[.$B$18]+[.A20]*[.$B$9]" office:value-type="float" office:value="325.5" calcext:value-type="float">
            <text:p>325.5</text:p>
          </table:table-cell>
          <table:table-cell table:number-columns-repeated="1021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322.23" calcext:value-type="float">
            <text:p>322.23</text:p>
          </table:table-cell>
          <table:table-cell table:formula="of:=[.$B$18]+[.A21]*[.$B$9]" office:value-type="float" office:value="322.5" calcext:value-type="float">
            <text:p>322.5</text:p>
          </table:table-cell>
          <table:table-cell table:number-columns-repeated="1021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319.09" calcext:value-type="float">
            <text:p>319.09</text:p>
          </table:table-cell>
          <table:table-cell table:formula="of:=[.$B$18]+[.A22]*[.$B$9]" office:value-type="float" office:value="319.5" calcext:value-type="float">
            <text:p>319.5</text:p>
          </table:table-cell>
          <table:table-cell table:number-columns-repeated="1021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315.91" calcext:value-type="float">
            <text:p>315.91</text:p>
          </table:table-cell>
          <table:table-cell table:formula="of:=[.$B$18]+[.A23]*[.$B$9]" office:value-type="float" office:value="316.5" calcext:value-type="float">
            <text:p>316.5</text:p>
          </table:table-cell>
          <table:table-cell table:number-columns-repeated="1021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Arial1" style:font-size-asian="24pt" style:language-asian="zh" style:country-asian="CN" style:font-name-complex="Arial1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3T14:29:02.147028939</meta:creation-date>
    <dc:date>2014-09-13T16:20:12.135221708</dc:date>
    <meta:editing-duration>PT5M48S</meta:editing-duration>
    <meta:editing-cycles>2</meta:editing-cycles>
    <meta:generator>LibreOffice/4.1.6.2$Linux_X86_64 LibreOffice_project/410m0$Build-2</meta:generator>
    <meta:print-date>2014-09-13T16:19:57.740306050</meta:print-date>
    <meta:document-statistic meta:table-count="1" meta:cell-count="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081cm" svg:height="8.979cm" xlink:href=".." xlink:type="simple" chart:class="chart:scatter" chart:style-name="ch1">
        <chart:plot-area chart:style-name="ch2" table:cell-range-address="Sheet1.A11:Sheet1.B23" svg:x="0.751cm" svg:y="0.851cm" svg:width="13.728cm" svg:height="7.529cm">
          <chartooo:coordinate-region svg:x="0.989cm" svg:y="1.051cm" svg:width="13.303cm" svg:height="6.68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11:Sheet1.B23" chart:class="chart:scatter">
            <chart:domain table:cell-range-address="Sheet1.A11:Sheet1.A23"/>
            <chart:data-point chart:repeated="13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">
                <text:p>35</text:p>
                <draw:g>
                  <svg:desc>Sheet1.A11:Sheet1.A23</svg:desc>
                </draw:g>
              </table:table-cell>
              <table:table-cell office:value-type="float" office:value="352.17">
                <text:p>352.17</text:p>
                <draw:g>
                  <svg:desc>Sheet1.B11:Sheet1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349.29">
                <text:p>349.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346.39">
                <text:p>346.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43.46">
                <text:p>343.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40.51">
                <text:p>340.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337.54">
                <text:p>337.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34.53">
                <text:p>334.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31.5">
                <text:p>331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">
                <text:p>-5</text:p>
              </table:table-cell>
              <table:table-cell office:value-type="float" office:value="328.44">
                <text:p>328.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325.35">
                <text:p>325.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5">
                <text:p>-15</text:p>
              </table:table-cell>
              <table:table-cell office:value-type="float" office:value="322.23">
                <text:p>322.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0">
                <text:p>-20</text:p>
              </table:table-cell>
              <table:table-cell office:value-type="float" office:value="319.09">
                <text:p>319.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5">
                <text:p>-25</text:p>
              </table:table-cell>
              <table:table-cell office:value-type="float" office:value="315.91">
                <text:p>315.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